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473.94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90.4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17.23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20.5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121.81mm"/>
    </style:style>
    <style:style style:name="co18" style:family="table-column">
      <style:table-column-properties fo:break-before="auto" style:column-width="25.95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21.0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17.62mm" fo:break-before="auto" style:use-optimal-row-height="true"/>
    </style:style>
    <style:style style:name="ro6" style:family="table-row">
      <style:table-row-properties style:row-height="14.27mm" fo:break-before="auto" style:use-optimal-row-height="true"/>
    </style:style>
    <style:style style:name="ro7" style:family="table-row">
      <style:table-row-properties style:row-height="7.39mm" fo:break-before="auto" style:use-optimal-row-height="true"/>
    </style:style>
    <style:style style:name="ro8" style:family="table-row">
      <style:table-row-properties style:row-height="17.71mm" fo:break-before="auto" style:use-optimal-row-height="true"/>
    </style:style>
    <style:style style:name="ro9" style:family="table-row">
      <style:table-row-properties style:row-height="10.83mm" fo:break-before="auto" style:use-optimal-row-height="true"/>
    </style:style>
    <style:style style:name="ro10" style:family="table-row">
      <style:table-row-properties style:row-height="21.15mm" fo:break-before="auto" style:use-optimal-row-height="true"/>
    </style:style>
    <style:style style:name="ro11" style:family="table-row">
      <style:table-row-properties style:row-height="2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_validator_dialogu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1"/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0" table:number-columns-repeated="12" table:default-cell-style-name="Default"/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QUES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PERSON_EMOTION</text:p>
          </table:table-cell>
          <table:table-cell table:style-name="ce1" office:value-type="string" calcext:value-type="string">
            <text:p>TEXT</text:p>
          </table:table-cell>
          <table:table-cell office:value-type="string" calcext:value-type="string">
            <text:p>RESPONSES</text:p>
          </table:table-cell>
          <table:table-cell/>
          <table:table-cell office:value-type="string" calcext:value-type="string">
            <text:p>PLAYER_EMOTION</text:p>
          </table:table-cell>
          <table:table-cell table:style-name="ce1" office:value-type="string" calcext:value-type="string">
            <text:p>CORRECTNESS</text:p>
          </table:table-cell>
          <table:table-cell table:style-name="ce1" office:value-type="string" calcext:value-type="string">
            <text:p>items</text:p>
          </table:table-cell>
          <table:table-cell table:number-columns-repeated="3"/>
          <table:table-cell office:value-type="string" calcext:value-type="string">
            <text:p>TEXT SZE</text:p>
          </table:table-cell>
          <table:table-cell table:style-name="ce2"/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BRIEFING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" office:value-type="string" calcext:value-type="string">
            <text:p>Mother-1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oth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Good morning, *name*! {Busy} as always, are we? What are you {up to today}?</text:p>
          </table:table-cell>
          <table:table-cell office:value-type="string" calcext:value-type="string">
            <text:p>I took up blogging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garden gnome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Gnomes will make great difference</text:p>
          </table:table-cell>
          <table:table-cell table:style-name="ce1" office:value-type="string" calcext:value-type="string">
            <text:p>What a pretty bunch these gnomes! </text:p>
          </table:table-cell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Nothing interesting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moth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Great! I am planning to {redecorate} our backyard today!</text:p>
          </table:table-cell>
          <table:table-cell office:value-type="string" calcext:value-type="string">
            <text:p>That’s a great idea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: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What, again?</text:p>
          </table:table-cell>
          <table:table-cell/>
          <table:table-cell office:value-type="string" calcext:value-type="string">
            <text:p>:(</text:p>
          </table:table-cell>
          <table:table-cell table:number-columns-repeated="3"/>
          <table:table-cell table:style-name="ce1" office:value-type="string" calcext:value-type="string">
            <text:p>: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1" office:value-type="string" calcext:value-type="string">
            <text:p>moth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es. I need something, though. Could you get me {two pretty garden gnomes}? From {Mr. Ross}, for example, his gnomes are extra cute.</text:p>
          </table:table-cell>
          <table:table-cell office:value-type="string" calcext:value-type="string">
            <text:p>No problem, I have one already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^^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You could’ve asked him yourself</text:p>
          </table:table-cell>
          <table:table-cell/>
          <table:table-cell office:value-type="string" calcext:value-type="string">
            <text:p>:(</text:p>
          </table:table-cell>
          <table:table-cell table:number-columns-repeated="3"/>
          <table:table-cell table:style-name="ce1" office:value-type="string" calcext:value-type="string">
            <text:p>:(</text:p>
          </table:table-cell>
          <table:table-cell/>
          <table:table-cell table:style-name="ce2"/>
          <table:table-cell office:value-type="float" office:value="31" calcext:value-type="float">
            <text:p>31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1" office:value-type="string" calcext:value-type="string">
            <text:p>:/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oth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They’ll make an excellent addition to {my collection}. Thank you. Get {this recipe} I learned from your gran!</text:p>
          </table:table-cell>
          <table:table-cell office:value-type="string" calcext:value-type="string">
            <text:p>That’s nothing</text:p>
          </table:table-cell>
          <table:table-cell/>
          <table:table-cell office:value-type="string" calcext:value-type="string">
            <text:p>:)</text:p>
          </table:table-cell>
          <table:table-cell table:number-columns-repeated="3"/>
          <table:table-cell table:style-name="ce1" office:value-type="string" calcext:value-type="string">
            <text:p>:'(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moth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By the way, I heard the cook in our {local soup kitchen} caught a cold. They’re looking for someone to {volunteer}. You could try it.</text:p>
          </table:table-cell>
          <table:table-cell office:value-type="string" calcext:value-type="string">
            <text:p>I will, thank you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Volunteering? Me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2"/>
          <table:table-cell table:style-name="ce2" table:number-columns-repeated="12"/>
        </table:table-row>
        <table:table-row table:style-name="ro4">
          <table:table-cell table:style-name="Default"/>
          <table:table-cell table:style-name="ce1" office:value-type="string" calcext:value-type="string">
            <text:p>Mother-1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oth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heard you helped out at the {soup kitchen}. I am so proud of you, I raised a {wonderful daughter}, both talented and kind</text:p>
          </table:table-cell>
          <table:table-cell office:value-type="string" calcext:value-type="string">
            <text:p>You’re flattering me, mom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dishrag</text:p>
          </table:table-cell>
          <table:table-cell table:style-name="ce1" office:value-type="string" calcext:value-type="string">
            <text:p>strainer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tuff always disappears when it's needed for cooking!</text:p>
          </table:table-cell>
          <table:table-cell table:style-name="ce1" office:value-type="string" calcext:value-type="string">
            <text:p>Thank you. That’s a very pretty dishcloth.</text:p>
          </table:table-cell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Yes, that’s me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mother</text:p>
          </table:table-cell>
          <table:table-cell table:style-name="ce1" office:value-type="string" calcext:value-type="string">
            <text:p>sad/concerned</text:p>
          </table:table-cell>
          <table:table-cell table:style-name="ce1" office:value-type="string" calcext:value-type="string">
            <text:p>By the way, I was cooking {today’s dinner} and I realized all our {dishrags} are dirty and just I can’t find the {strainer}! Could you go look for them?</text:p>
          </table:table-cell>
          <table:table-cell office:value-type="string" calcext:value-type="string">
            <text:p>Definitely!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Hope the dinner is worth it. 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2"/>
          <table:table-cell table:style-name="ce2"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oth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wonder, where did you get this dishcloth? I coulde use more of those.</text:p>
          </table:table-cell>
          <table:table-cell office:value-type="string" calcext:value-type="string">
            <text:p>It’s for my help in the soup kitchen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Who knows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1" office:value-type="string" calcext:value-type="string">
            <text:p>moth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re, I wanted to give you another of your {grandmother’s recipes}. She was a great cook, as you know, so I’m sure you’ll love this one.</text:p>
          </table:table-cell>
          <table:table-cell office:value-type="string" calcext:value-type="string">
            <text:p>Thank you, I'll teasure it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Mmm ancient recipes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2"/>
          <table:table-cell table:style-name="ce2" table:number-columns-repeated="12"/>
        </table:table-row>
        <table:table-row table:style-name="ro4">
          <table:table-cell table:style-name="Default"/>
          <table:table-cell table:style-name="ce1" office:value-type="string" calcext:value-type="string">
            <text:p>Brother-1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Hey, sis! Good thing you came by! Jonny told me he gave you the {console} he promised me</text:p>
          </table:table-cell>
          <table:table-cell office:value-type="string" calcext:value-type="string">
            <text:p>He promised it to you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console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Hurry up! I have to go on this raid or I'll be kicked out of the party!</text:p>
          </table:table-cell>
          <table:table-cell table:style-name="ce1" office:value-type="string" calcext:value-type="string">
            <text:p>You’re the best sister! </text:p>
          </table:table-cell>
          <table:table-cell table:style-name="ce2"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I suppose I was tricked into cooking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 made you cook the {snacks} for our DnD night, right? Ha-ha! Well played, bro, well-played.</text:p>
          </table:table-cell>
          <table:table-cell office:value-type="string" calcext:value-type="string">
            <text:p>Hey, that’s cheating!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For goodness sake!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Anyway, did you get the {console}? I promised guys I’ll go on a raid with them in fifteen minutes!</text:p>
          </table:table-cell>
          <table:table-cell office:value-type="string" calcext:value-type="string">
            <text:p>Yes-yes, wait a bit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Whatever this means…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Get this: I made a {perfect sandwich recipe}. It’s pure science! I'm {yet to finish} it, I’ll give you the rest later.</text:p>
          </table:table-cell>
          <table:table-cell office:value-type="string" calcext:value-type="string">
            <text:p>I’ll try it!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Cooking is no science!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’ve seen your {vlog entry}, love it! But you need to improve the {technical side}. I heard there’s a {cooking contest} you can win good stuff in.</text:p>
          </table:table-cell>
          <table:table-cell office:value-type="string" calcext:value-type="string">
            <text:p>Great idea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I’ll think about i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2"/>
          <table:table-cell table:style-name="ce2" table:number-columns-repeated="12"/>
        </table:table-row>
        <table:table-row table:style-name="ro5">
          <table:table-cell table:style-name="Default"/>
          <table:table-cell table:style-name="ce1" office:value-type="string" calcext:value-type="string">
            <text:p>Brother-1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So, did you take part in that {contest} I told you about? I hope {you won} lot’s of cool stuff!</text:p>
          </table:table-cell>
          <table:table-cell office:value-type="string" calcext:value-type="string">
            <text:p>I did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hdmi</text:p>
          </table:table-cell>
          <table:table-cell table:style-name="ce1" office:value-type="string" calcext:value-type="string">
            <text:p>tripod</text:p>
          </table:table-cell>
          <table:table-cell table:style-name="ce1" office:value-type="string" calcext:value-type="string">
            <text:p>camer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We'll make you the best food blogger ever!</text:p>
          </table:table-cell>
          <table:table-cell table:style-name="ce1" office:value-type="string" calcext:value-type="string">
            <text:p>Awesome! I’ll work on this now, and on my king recipe as well.</text:p>
          </table:table-cell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Not really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can help you make the {perfect gear} for your videos, but only if you bring me the parts</text:p>
          </table:table-cell>
          <table:table-cell office:value-type="string" calcext:value-type="string">
            <text:p>What do you need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Are you sure about that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Let’s see… I need a {camera}, a {tripod} and an {hdmi-cable}. Cool? 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Whatever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2"/>
          <table:table-cell table:style-name="ce2" table:number-columns-repeated="12"/>
        </table:table-row>
        <table:table-row table:style-name="ro4">
          <table:table-cell table:style-name="Default"/>
          <table:table-cell table:style-name="ce1" office:value-type="string" calcext:value-type="string">
            <text:p>Brother-1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e work is {going great}! I’ll make your gear and you’ll be able to {shoot the best} quality vids, sis, and {conquer the Internet}. </text:p>
          </table:table-cell>
          <table:table-cell office:value-type="string" calcext:value-type="string">
            <text:p>How can I thank you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dice</text:p>
          </table:table-cell>
          <table:table-cell table:style-name="ce1" office:value-type="string" calcext:value-type="string">
            <text:p>notepad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Just a little favor, okay?</text:p>
          </table:table-cell>
          <table:table-cell table:style-name="ce1" office:value-type="string" calcext:value-type="string">
            <text:p>Great. You got everything I need. </text:p>
          </table:table-cell>
          <table:table-cell table:style-name="ce2" table:number-columns-repeated="12"/>
        </table:table-row>
        <table:table-row table:style-name="ro4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Do you need something in exchange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Could you get me a {notepad} and {dice}? I need it for the game tonight!</text:p>
          </table:table-cell>
          <table:table-cell office:value-type="string" calcext:value-type="string">
            <text:p>Alright.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Geek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{finished} working on your gear and the recipe, and I also have a {surprise} for you!</text:p>
          </table:table-cell>
          <table:table-cell office:value-type="string" calcext:value-type="string">
            <text:p>What is it?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I’m terrified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sent your videos to a {sponsor} and they liked it! They offer you to {go to France}, learn local recipes and film more cool videos. </text:p>
          </table:table-cell>
          <table:table-cell office:value-type="string" calcext:value-type="string">
            <text:p>You gotta be kidding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Is that a joke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1" office:value-type="string" calcext:value-type="string">
            <text:p>broth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No! That’s {reality}! I’m shocked too, but that’s a {great opportunity}. You have to go! And may the Force be with you.</text:p>
          </table:table-cell>
          <table:table-cell office:value-type="string" calcext:value-type="string">
            <text:p>Thank you so-so much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2" table:number-columns-repeated="12"/>
        </table:table-row>
        <table:table-row table:style-name="ro3">
          <table:table-cell table:style-name="Default"/>
          <table:table-cell table:number-columns-repeated="2"/>
          <table:table-cell table:style-name="ce2" table:number-columns-repeated="3"/>
          <table:table-cell office:value-type="string" calcext:value-type="string">
            <text:p>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12"/>
        </table:table-row>
        <table:table-row table:style-name="ro3" table:number-rows-repeated="401">
          <table:table-cell table:style-name="Default" table:number-columns-repeated="3"/>
          <table:table-cell table:number-columns-repeated="3"/>
          <table:table-cell table:style-name="Default" table:number-columns-repeated="12"/>
          <table:table-cell table:number-columns-repeated="12"/>
        </table:table-row>
        <table:table-row table:style-name="ro6">
          <table:table-cell/>
          <table:table-cell table:style-name="ce1" office:value-type="string" calcext:value-type="string">
            <text:p>Organiser-2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come to {France}, my second homeland! Great adventures lie ahead, just help people and people will help you!</text:p>
          </table:table-cell>
          <table:table-cell office:value-type="string" calcext:value-type="string">
            <text:p>You visit here a lot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wine glass</text:p>
          </table:table-cell>
          <table:table-cell table:style-name="ce1" office:value-type="string" calcext:value-type="string">
            <text:p>wine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Your first task is getting me some wine </text:p>
          </table:table-cell>
          <table:table-cell table:style-name="ce1" office:value-type="string" calcext:value-type="string">
            <text:p>Great choice!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Second homeland, huh?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'm actually half French. That's why I can also teach you a traditional {French recipe} passed from generation to generation!</text:p>
          </table:table-cell>
          <table:table-cell office:value-type="string" calcext:value-type="string">
            <text:p>Oh, that's amazing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:)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at's the catch?</text:p>
          </table:table-cell>
          <table:table-cell/>
          <table:table-cell office:value-type="string" calcext:value-type="string">
            <text:p>:(</text:p>
          </table:table-cell>
          <table:table-cell table:number-columns-repeated="3"/>
          <table:table-cell table:style-name="ce1" office:value-type="string" calcext:value-type="string">
            <text:p>: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Of course, a family heirloom isn't something I'll part with easily, first you'll have to prove you're good for this job!</text:p>
          </table:table-cell>
          <table:table-cell office:value-type="string" calcext:value-type="string">
            <text:p>Can do!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^^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t's never easy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2"/>
          <table:table-cell table:style-name="ce1" office:value-type="string" calcext:value-type="string">
            <text:p>:(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hile you're looking around, could you get me some wine and a glass, please? They're easy to find around here! </text:p>
          </table:table-cell>
          <table:table-cell office:value-type="string" calcext:value-type="string">
            <text:p>Of course, it's wine country!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:/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Time for some busy work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2"/>
          <table:table-cell table:style-name="ce1" office:value-type="string" calcext:value-type="string">
            <text:p>:'(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Excellent! See, it's no big deal to find wine around here. You chose a great bottle too!</text:p>
          </table:table-cell>
          <table:table-cell office:value-type="string" calcext:value-type="string">
            <text:p>I did my very best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All wine tastes the same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Organiser-2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ou really got off on the right foot! I can see I was right to choose you for this! </text:p>
          </table:table-cell>
          <table:table-cell office:value-type="string" calcext:value-type="string">
            <text:p>Ha-ha, thank you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sun umbrella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Cool shade makes cool producers</text:p>
          </table:table-cell>
          <table:table-cell table:style-name="ce1" office:value-type="string" calcext:value-type="string">
            <text:p>Now I hope I'll stop this sweating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You're quick to judge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have another task for you. It might seem dull, but it's a great chance for you to walk around and meet locals.</text:p>
          </table:table-cell>
          <table:table-cell office:value-type="string" calcext:value-type="string">
            <text:p>Great then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Really?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need an umbrella to hold off the summer sun. If you get one, I'll be in much better mood, and you need me in a good mood.</text:p>
          </table:table-cell>
          <table:table-cell office:value-type="string" calcext:value-type="string">
            <text:p>You're right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at about my mood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Organiser-2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So, now that you proved yourself worthy let's try something more exciting: let's help out the locals!</text:p>
          </table:table-cell>
          <table:table-cell office:value-type="string" calcext:value-type="string">
            <text:p>Let's do it!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medicine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Giving a helping hand to locals is a very important part of your job</text:p>
          </table:table-cell>
          <table:table-cell table:style-name="ce1" office:value-type="string" calcext:value-type="string">
            <text:p>Doesn't helping people feel great?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Very "exciting"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ou might've noticed there's something wrong with the lavender fields. I asked around and it seems some kind of bug is to blame</text:p>
          </table:table-cell>
          <table:table-cell office:value-type="string" calcext:value-type="string">
            <text:p>Yes, I noticed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That's so awful!</text:p>
          </table:table-cell>
          <table:table-cell/>
          <table:table-cell office:value-type="string" calcext:value-type="string">
            <text:p>:'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eople say that if they only had some special plant medicine, they could restor the fields. So, let's get some!</text:p>
          </table:table-cell>
          <table:table-cell office:value-type="string" calcext:value-type="string">
            <text:p>Let's heal some purple plants!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Fine, whatevs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ere's another person you could help. A famous truffle supplier lives nearby. I heard there's something troubling her these days.</text:p>
          </table:table-cell>
          <table:table-cell office:value-type="string" calcext:value-type="string">
            <text:p>I think I could try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at's in it for me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he can definitely share some great recipes if you help her out. Her name's Monique, by the way.</text:p>
          </table:table-cell>
          <table:table-cell office:value-type="string" calcext:value-type="string">
            <text:p>I'll go talk to her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Supplier-2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Ohhh my poor piggy! Wait, who are you, what do you want? Read the sign, we’re closed. Piggy crisis!</text:p>
          </table:table-cell>
          <table:table-cell office:value-type="string" calcext:value-type="string">
            <text:p>I understand, but I wanted to talk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style-name="ce1" office:value-type="string" calcext:value-type="string">
            <text:p>blanket</text:p>
          </table:table-cell>
          <table:table-cell table:style-name="ce1" office:value-type="string" calcext:value-type="string">
            <text:p>pillow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Bonbon is freezing his chops off! </text:p>
          </table:table-cell>
          <table:table-cell table:style-name="ce1" office:value-type="string" calcext:value-type="string">
            <text:p>Oh, you're a true savior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Oh, I am so sorry!</text:p>
          </table:table-cell>
          <table:table-cell/>
          <table:table-cell office:value-type="string" calcext:value-type="string">
            <text:p>:'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Whatever you need! Bonbon‘s health is my only concern right now. He is terribly, terribly sick. Go away!</text:p>
          </table:table-cell>
          <table:table-cell office:value-type="string" calcext:value-type="string">
            <text:p>Maybe I can help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Poor piggy! Let me help!</text:p>
          </table:table-cell>
          <table:table-cell/>
          <table:table-cell office:value-type="string" calcext:value-type="string">
            <text:p>:'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Oh, you really want to help? That's so sweet of you! What did you say your name was?</text:p>
          </table:table-cell>
          <table:table-cell office:value-type="string" calcext:value-type="string">
            <text:p>*name*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Thank you, *name*! Could you get my little Bonbon a blanket and a pillow? I’d go myself, but I can’t leave him, I just can’t!</text:p>
          </table:table-cell>
          <table:table-cell office:value-type="string" calcext:value-type="string">
            <text:p>Sure, don’t worry!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What happened to Indépendance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Supplier-2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My Bonbon is warm now, but he's still sick! I don’t know what to do! I’m going to faint, mon dieu!</text:p>
          </table:table-cell>
          <table:table-cell office:value-type="string" calcext:value-type="string">
            <text:p>I can help him!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medicine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Ohhh hurry, please, save his bacon!</text:p>
          </table:table-cell>
          <table:table-cell table:style-name="ce1" office:value-type="string" calcext:value-type="string">
            <text:p>I hope this medicine works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Don't faint. Please. 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How? Oh, what if he’s dying? What am I gonna do without my piggy petit pois! I’ll die too!</text:p>
          </table:table-cell>
          <table:table-cell office:value-type="string" calcext:value-type="string">
            <text:p>No-no, he’ll be alright!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That's the spirit.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rying</text:p>
          </table:table-cell>
          <table:table-cell table:style-name="ce1" office:value-type="string" calcext:value-type="string">
            <text:p>Maybe… I know! We should get him some medicine. That'll help, I hope. I can only hope now!</text:p>
          </table:table-cell>
          <table:table-cell office:value-type="string" calcext:value-type="string">
            <text:p>I’ll get the medicine!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Genius solution...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You brought the medicine? Thank you so so much! I hope it works and Bonbon is back to his lively self again!</text:p>
          </table:table-cell>
          <table:table-cell office:value-type="string" calcext:value-type="string">
            <text:p>I hope so too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t'll break my heart if it doesn't</text:p>
          </table:table-cell>
          <table:table-cell/>
          <table:table-cell office:value-type="string" calcext:value-type="string">
            <text:p>:'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Supplier-2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Oh, Bonbon seems to be feeling better! Thank you so much! What would I have done without you. You saved my baby!</text:p>
          </table:table-cell>
          <table:table-cell office:value-type="string" calcext:value-type="string">
            <text:p>I am glad to hear that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lavander</text:p>
          </table:table-cell>
          <table:table-cell table:style-name="ce1" office:value-type="string" calcext:value-type="string">
            <text:p>fruits</text:p>
          </table:table-cell>
          <table:table-cell table:style-name="ce1" office:value-type="string" calcext:value-type="string">
            <text:p>medicine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Did you get the ingredients? Bonbon is hungry!</text:p>
          </table:table-cell>
          <table:table-cell table:style-name="ce1" office:value-type="string" calcext:value-type="string">
            <text:p>Looks yammy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Oh, finally!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But I think now that he’s recovering, we should help him get better</text:p>
          </table:table-cell>
          <table:table-cell office:value-type="string" calcext:value-type="string">
            <text:p>How can we do that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Didn't we just now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 needs more nutrients! We need to cook up my special piggy food for him. Would you bring some ingredients?</text:p>
          </table:table-cell>
          <table:table-cell office:value-type="string" calcext:value-type="string">
            <text:p>Of course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at can I say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Very nice! Now'll brew a health potion for my sweet baby and he's gonna be all recovered, my brioche délicieux!</text:p>
          </table:table-cell>
          <table:table-cell office:value-type="string" calcext:value-type="string">
            <text:p>That's wonderful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10">
          <table:table-cell/>
          <table:table-cell table:style-name="ce1" office:value-type="string" calcext:value-type="string">
            <text:p>Organiser-2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l, we've been doing a great job so far, but now I'll have to leave you on your own for a bit. </text:p>
          </table:table-cell>
          <table:table-cell office:value-type="string" calcext:value-type="string">
            <text:p>Why so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mosquito spray</text:p>
          </table:table-cell>
          <table:table-cell table:style-name="ce1" office:value-type="string" calcext:value-type="string">
            <text:p>Well, we've been doing a great job so far, but now I'll have to leave you on your own for a bit. 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he allergy is horrible, believe me</text:p>
          </table:table-cell>
          <table:table-cell table:style-name="ce1" office:value-type="string" calcext:value-type="string">
            <text:p>You got the spray, I'm saved!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Finally! Something happened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8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m going to a picnic with some of my local friends. I'd really appreciate if you help me prepare, I'll give you another recipe in exchange </text:p>
          </table:table-cell>
          <table:table-cell office:value-type="string" calcext:value-type="string">
            <text:p>What do you need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/>
          <table:table-cell table:style-name="ce1" office:value-type="string" calcext:value-type="string">
            <text:p>I am going to a picnic with some of my local friends. I'd really appreciate if you help me prepare, I'll give you another recipe in exchange 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Mmm fair exchange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First and foremost, I need a mosquito spray. I have a horrible allergy, aching all over, you know</text:p>
          </table:table-cell>
          <table:table-cell office:value-type="string" calcext:value-type="string">
            <text:p>I see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pare me the details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Organiser-2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ow, I need one last thing, and you can fly free, for a while at least. </text:p>
          </table:table-cell>
          <table:table-cell office:value-type="string" calcext:value-type="string">
            <text:p>I'm listening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picnic basket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I am going for a picnic, so I need all the picnic stuff</text:p>
          </table:table-cell>
          <table:table-cell table:style-name="ce1" office:value-type="string" calcext:value-type="string">
            <text:p>Well, I suppose that's what I meant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can't wait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ll, it's a picnic, so I need a picnic basket, right? Could you get me one of those nice things stuffed with everything for a picnic</text:p>
          </table:table-cell>
          <table:table-cell office:value-type="string" calcext:value-type="string">
            <text:p>Yes, I know what you mean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Picnic-y stuff, got it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should get going very soon, but first a piece of advice: talk to Claude Lacroix</text:p>
          </table:table-cell>
          <table:table-cell office:value-type="string" calcext:value-type="string">
            <text:p>Who's that?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La-what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He's a renowned restaurant critic and a champion of fine cuisine. Making his acquaintance will definitely help you in the future. </text:p>
          </table:table-cell>
          <table:table-cell office:value-type="string" calcext:value-type="string">
            <text:p>I'll try to make a good impression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doubt tha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6">
          <table:table-cell/>
          <table:table-cell table:style-name="ce1" office:value-type="string" calcext:value-type="string">
            <text:p>ShadyGuy-2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frowning</text:p>
          </table:table-cell>
          <table:table-cell table:style-name="ce1" office:value-type="string" calcext:value-type="string">
            <text:p>So, you say you're an aspiring food blogger? Good for you, but, sorry to say, you're too small a fish for me</text:p>
          </table:table-cell>
          <table:table-cell office:value-type="string" calcext:value-type="string">
            <text:p>I am quite good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dislike</text:p>
          </table:table-cell>
          <table:table-cell table:style-name="ce1" office:value-type="string" calcext:value-type="string">
            <text:p>tablecloth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his bread was really great, we need to restore the mill. Let's throw a dinner.</text:p>
          </table:table-cell>
          <table:table-cell table:style-name="ce1" office:value-type="string" calcext:value-type="string">
            <text:p>A decent tablecloth, not bad, *name*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'll go then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On second thought, I could use your help. I'm here on a mission of sorts. Have you noticed the mill by the village?</text:p>
          </table:table-cell>
          <table:table-cell office:value-type="string" calcext:value-type="string">
            <text:p>Of course I did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Barely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t used to make excellent lavender bread, but the enterprise went bankrupt. I invited some potential sponsors for a dinner to revive it.</text:p>
          </table:table-cell>
          <table:table-cell office:value-type="string" calcext:value-type="string">
            <text:p>Why?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at do you care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Let's say I am fond of good food. Anyway, I need some tablecloth for this occasion. You could help if you want my attention. </text:p>
          </table:table-cell>
          <table:table-cell office:value-type="string" calcext:value-type="string">
            <text:p>Thank you for trusting me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ShadyGuy-2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l, considering you're willing to help - a quality so rare these days - I am willing to change my attitude. </text:p>
          </table:table-cell>
          <table:table-cell office:value-type="string" calcext:value-type="string">
            <text:p>Thank you so much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dislike</text:p>
          </table:table-cell>
          <table:table-cell table:style-name="ce1" office:value-type="string" calcext:value-type="string">
            <text:p>cutlery</text:p>
          </table:table-cell>
          <table:table-cell table:style-name="ce1" office:value-type="string" calcext:value-type="string">
            <text:p>service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This mill is important for local economy and taste culture, so the dinner must be top notch.</text:p>
          </table:table-cell>
          <table:table-cell table:style-name="ce1" office:value-type="string" calcext:value-type="string">
            <text:p>An excellent choice of plate pattern, *name*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Late recognition is better then nothing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'll even teach you some recipes I learned during my long and varied career. But you'll have to help me too, that's called quid pro quo. </text:p>
          </table:table-cell>
          <table:table-cell office:value-type="string" calcext:value-type="string">
            <text:p>Quid pro quo then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know what it means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For this dinner we're organizing, we need cutlery and a service. I trust you to handle that. </text:p>
          </table:table-cell>
          <table:table-cell office:value-type="string" calcext:value-type="string">
            <text:p>Thank you 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Trust huh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ShadyGuy-2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ou see, *name*, we're almost ready for this dinner that will redefine the history of this region's gastronomy for years.</text:p>
          </table:table-cell>
          <table:table-cell office:value-type="string" calcext:value-type="string">
            <text:p>Amazing news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wine glasses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We're almost ready to begin this dinner, that will stay in history</text:p>
          </table:table-cell>
          <table:table-cell table:style-name="ce1" office:value-type="string" calcext:value-type="string">
            <text:p>Very nice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e proud to assist in something actually important! Get me a few wine glasses for my guests. We're going to drink Chateau Margaux</text:p>
          </table:table-cell>
          <table:table-cell office:value-type="string" calcext:value-type="string">
            <text:p>For such wine - best glasses only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Drink what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anks a lot for your help, allow me to apologize for my rude behavior before. You're a very talented young lady.</text:p>
          </table:table-cell>
          <table:table-cell office:value-type="string" calcext:value-type="string">
            <text:p>That's a high praise 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Of course you changed your mind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 did great work today. I promise you, very soon you'll see this mill's blades moving again!</text:p>
          </table:table-cell>
          <table:table-cell office:value-type="string" calcext:value-type="string">
            <text:p>I'm sure you're right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e'll see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Supplier-2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am so happy that my cute little Bonbon is happy and healthy again. Look at his cute pink cheeks!</text:p>
          </table:table-cell>
          <table:table-cell office:value-type="string" calcext:value-type="string">
            <text:p>Oh, so sweet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pig costume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Get my baby a cute costume, please</text:p>
          </table:table-cell>
          <table:table-cell table:style-name="ce1" office:value-type="string" calcext:value-type="string">
            <text:p>This is so cute, I love it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t looks fine, I guess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We have to dress him up, so he's even cuter! I already imagine the cuteness, si joli! </text:p>
          </table:table-cell>
          <table:table-cell office:value-type="string" calcext:value-type="string">
            <text:p>Yes, I can see it too, super cute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Yeah, pig in a coat, what could be cuter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Don't worry, I know you're a busy girl, so I'll teach you a recipe if you help me. I'll let you pet Bonbon a bit too!</text:p>
          </table:table-cell>
          <table:table-cell office:value-type="string" calcext:value-type="string">
            <text:p>I love to help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'd rather not pet it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Supplier-2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Look, look, he looks so sweet in this costume, mon brioche délicieux</text:p>
          </table:table-cell>
          <table:table-cell office:value-type="string" calcext:value-type="string">
            <text:p>Totally adorable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bow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ore cuteness, we need more cuteness!</text:p>
          </table:table-cell>
          <table:table-cell table:style-name="ce1" office:value-type="string" calcext:value-type="string">
            <text:p>That's a total cuteness overload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f you say so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et I feel there's something missing. We can make him even more adorable, don't you think? </text:p>
          </table:table-cell>
          <table:table-cell office:value-type="string" calcext:value-type="string">
            <text:p>Yes, definitely!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More?!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know! A cute little bow is exactly what he needs. This will make him just irresistibly adorable!</text:p>
          </table:table-cell>
          <table:table-cell office:value-type="string" calcext:value-type="string">
            <text:p>Let's do that!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What exactly do you plan to do with it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Supplier-2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Now that Bonbon is so-so adorable we just have to preserve this image of his forever.</text:p>
          </table:table-cell>
          <table:table-cell office:value-type="string" calcext:value-type="string">
            <text:p>Nice idea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DSLR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I'm so anxious to take photos of my Bonbon!</text:p>
          </table:table-cell>
          <table:table-cell table:style-name="ce1" office:value-type="string" calcext:value-type="string">
            <text:p>Wonderful! Here, get the recipe!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What do you even mean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want to take lots and lots of photos of him today to celebrate his recovery! Will you help me?</text:p>
          </table:table-cell>
          <table:table-cell office:value-type="string" calcext:value-type="string">
            <text:p>Of course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ow exactly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don't have a proper camera, you know, just some crappy one. This moment is worth quality shots.</text:p>
          </table:table-cell>
          <table:table-cell office:value-type="string" calcext:value-type="string">
            <text:p>You're right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eriously?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Thank you so so much for all the help! I hope you enjoy this recipe, it's one of my favorites. Cook it a lot, won't you?</text:p>
          </table:table-cell>
          <table:table-cell office:value-type="string" calcext:value-type="string">
            <text:p>Of course I will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'll take your word for i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ShadyGuy-2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Oh, you again. Come here, *name*. I have something I want to ask of you.</text:p>
          </table:table-cell>
          <table:table-cell office:value-type="string" calcext:value-type="string">
            <text:p>Yes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iphone pin</text:p>
          </table:table-cell>
          <table:table-cell table:style-name="ce1" office:value-type="string" calcext:value-type="string">
            <text:p>wine</text:p>
          </table:table-cell>
          <table:table-cell table:style-name="ce1" office:value-type="string" calcext:value-type="string">
            <text:p>wine glas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I can't handle this phone problem without some calming wine.</text:p>
          </table:table-cell>
          <table:table-cell table:style-name="ce1" office:value-type="string" calcext:value-type="string">
            <text:p>I hope I can handle it now. Here, take this for your troubles.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Again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Do you have any technical expertise? There's something wrong with my phone, I can't wrap my mind around it.</text:p>
          </table:table-cell>
          <table:table-cell office:value-type="string" calcext:value-type="string">
            <text:p>I'm sorry, I can't help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know the pain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That's a pity, really. Could you bring me a pin to open the card slot at least? And some wine, that's for my nerves. </text:p>
          </table:table-cell>
          <table:table-cell office:value-type="string" calcext:value-type="string">
            <text:p>Sure, good luck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ell, fine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6">
          <table:table-cell/>
          <table:table-cell table:style-name="ce1" office:value-type="string" calcext:value-type="string">
            <text:p>ShadyGuy-2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finally managed to get my phone to work and received the important call I've been waiting for. I have magnifique news!</text:p>
          </table:table-cell>
          <table:table-cell office:value-type="string" calcext:value-type="string">
            <text:p>What news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saw</text:p>
          </table:table-cell>
          <table:table-cell table:style-name="ce1" office:value-type="string" calcext:value-type="string">
            <text:p>shovel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his is a historic event, so we need to prepare!</text:p>
          </table:table-cell>
          <table:table-cell table:style-name="ce1" office:value-type="string" calcext:value-type="string">
            <text:p>Very good, thank you. Now the villagers can get to work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uh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A famous baker from Paris is going to come here to inspect the mill and its lavender bread. Perhaps he'll buy it for his restaurant!</text:p>
          </table:table-cell>
          <table:table-cell office:value-type="string" calcext:value-type="string">
            <text:p>That's so great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o what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 have to prepare for his visit. This village doesn't look festive enough! I already arranged with the locals to improve this situation.</text:p>
          </table:table-cell>
          <table:table-cell office:value-type="string" calcext:value-type="string">
            <text:p>Can I help in any way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o you don't need me?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hat I need from you are saws and shovels for the workers! S'il vous plaît!</text:p>
          </table:table-cell>
          <table:table-cell office:value-type="string" calcext:value-type="string">
            <text:p>Got it!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Oh my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ShadyGuy-2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hile the locals are working, we have to get to work too! We need to beautify this place!</text:p>
          </table:table-cell>
          <table:table-cell office:value-type="string" calcext:value-type="string">
            <text:p>What shall we do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garland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The idea to decorate this village with garlands is excellent! And entirely mine. </text:p>
          </table:table-cell>
          <table:table-cell table:style-name="ce1" office:value-type="string" calcext:value-type="string">
            <text:p>Oh, so fresh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trange vocabulary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m thinking flower garlands. If we make them out of lavender, it'll emphasize the specialty of this beautiful region.</text:p>
          </table:table-cell>
          <table:table-cell office:value-type="string" calcext:value-type="string">
            <text:p>Wow, so unique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Oh, that's so "unique"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Excellent! Now we only have to put these garlands on, and this place will evoke a magical feeling! Come and check it out later. </text:p>
          </table:table-cell>
          <table:table-cell office:value-type="string" calcext:value-type="string">
            <text:p>I definitely will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You wish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11">
          <table:table-cell/>
          <table:table-cell table:style-name="ce1" office:value-type="string" calcext:value-type="string">
            <text:p>ShadyGuy-2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You know, I was examining the venue we're to meet with the patissier in, and it just won't do!</text:p>
          </table:table-cell>
          <table:table-cell office:value-type="string" calcext:value-type="string">
            <text:p>Why so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comfortable chair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We can't greet an esteemed guest with these chairs!</text:p>
          </table:table-cell>
          <table:table-cell table:style-name="ce1" office:value-type="string" calcext:value-type="string">
            <text:p>You saved the day! Merci beaucoup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at did you expect?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All the furniture is of questionable quality! What to expect of a village! Yet the chairs are the worst.</text:p>
          </table:table-cell>
          <table:table-cell office:value-type="string" calcext:value-type="string">
            <text:p>What difference do chairs make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That's bad, right?</text:p>
          </table:table-cell>
          <table:table-cell/>
          <table:table-cell office:value-type="string" calcext:value-type="string">
            <text:p>:'(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hadyguy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Please, do something about the chairs! We need comfortable chairs. When people are comfortably seated they're more inclined to negotiate. </text:p>
          </table:table-cell>
          <table:table-cell office:value-type="string" calcext:value-type="string">
            <text:p>Of course, count on me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Ugrh!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10">
          <table:table-cell/>
          <table:table-cell table:style-name="ce1" office:value-type="string" calcext:value-type="string">
            <text:p>Supplier-2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llo, *name*! How's your day? Mine is totally great: we're going truffle hunting with Bonbon! He's a truffle hog, you know!</text:p>
          </table:table-cell>
          <table:table-cell office:value-type="string" calcext:value-type="string">
            <text:p>Wow, really!?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knitting needles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Do you knit? I love knitting! I knit hats for Bonbon. </text:p>
          </table:table-cell>
          <table:table-cell table:style-name="ce1" office:value-type="string" calcext:value-type="string">
            <text:p>Oh, thank you, you're a real friend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A hog, huh?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es, and we're going to the forest. The key to supplying the best truffles is picking them yourself.</text:p>
          </table:table-cell>
          <table:table-cell office:value-type="string" calcext:value-type="string">
            <text:p>That's right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at's a long road, however, I'll need a distraction. Could you bring me knitting needles? And I'll teach you an excellent truffle recipe!</text:p>
          </table:table-cell>
          <table:table-cell office:value-type="string" calcext:value-type="string">
            <text:p>Mmm sounds yummy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 prefer chocolate truffles...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10">
          <table:table-cell/>
          <table:table-cell table:style-name="ce1" office:value-type="string" calcext:value-type="string">
            <text:p>Supplier-208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Have you seen weather forecast? Apparently it's gonna be extremely hot and sunny in the next few days!</text:p>
          </table:table-cell>
          <table:table-cell office:value-type="string" calcext:value-type="string">
            <text:p>I haven't heard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mosquito spray</text:p>
          </table:table-cell>
          <table:table-cell table:style-name="ce1" office:value-type="string" calcext:value-type="string">
            <text:p>hat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I hope the heat won't stop us from picking lots of truffles</text:p>
          </table:table-cell>
          <table:table-cell table:style-name="ce1" office:value-type="string" calcext:value-type="string">
            <text:p>What a pretty hat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o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This means I'll need a hat when truffle hunting. Sunstroke is a real danger!</text:p>
          </table:table-cell>
          <table:table-cell office:value-type="string" calcext:value-type="string">
            <text:p>True.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unstroke, hm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Could you help me with the hat? And also find some mosquito spray for me, alright? I'll make it worth your while.</text:p>
          </table:table-cell>
          <table:table-cell office:value-type="string" calcext:value-type="string">
            <text:p>Don't worry about that</text:p>
          </table:table-cell>
          <table:table-cell/>
          <table:table-cell office:value-type="string" calcext:value-type="string">
            <text:p>^^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Make it so, please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7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ank you so much, for everything. I'm so happy I met you. I hope you like the recipes I taught you.</text:p>
          </table:table-cell>
          <table:table-cell office:value-type="string" calcext:value-type="string">
            <text:p>I'm happy I met you too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Likewise and all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Now it's time for me and Bonbon to get going. Truffles await! Goodbye, name, I hope we meet again! And good luck with your blog!</text:p>
          </table:table-cell>
          <table:table-cell office:value-type="string" calcext:value-type="string">
            <text:p>Good luck to you too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 don't need luck, I'm fabulous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11">
          <table:table-cell/>
          <table:table-cell table:style-name="ce1" office:value-type="string" calcext:value-type="string">
            <text:p>Organiser-2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heard you helped Monique, so that she opened orders for truffles again! And you assisted Claude with that lavender bread deal.</text:p>
          </table:table-cell>
          <table:table-cell office:value-type="string" calcext:value-type="string">
            <text:p>Well, yes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stage microphone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Taking care of the sound quality in your videos is the top priority!</text:p>
          </table:table-cell>
          <table:table-cell table:style-name="ce1" office:value-type="string" calcext:value-type="string">
            <text:p>This is a great mic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o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Amazing! You're so capable! This deal'll bring prosperity to the village; and everyone will be thrilled to hear Monique is back in business!</text:p>
          </table:table-cell>
          <table:table-cell office:value-type="string" calcext:value-type="string">
            <text:p>Oh, I am glad to hear that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However I watched a bunch of your recent videos and I have to say you have to work on the sound.</text:p>
          </table:table-cell>
          <table:table-cell office:value-type="string" calcext:value-type="string">
            <text:p>What do you mean?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dislike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Oh no!</text:p>
          </table:table-cell>
          <table:table-cell/>
          <table:table-cell office:value-type="string" calcext:value-type="string">
            <text:p>:'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think you need a proper microphone to record the sound. If you get one, I'll connect it for you. </text:p>
          </table:table-cell>
          <table:table-cell office:value-type="string" calcext:value-type="string">
            <text:p>Thank you!</text:p>
          </table:table-cell>
          <table:table-cell/>
          <table:table-cell office:value-type="string" calcext:value-type="string">
            <text:p>:)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Fine</text:p>
          </table:table-cell>
          <table:table-cell/>
          <table:table-cell office:value-type="string" calcext:value-type="string">
            <text:p>:(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10">
          <table:table-cell/>
          <table:table-cell table:style-name="ce1" office:value-type="string" calcext:value-type="string">
            <text:p>Organiser-2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have great news for you! Since you did so well here, I've arranged for you to go to Paris! </text:p>
          </table:table-cell>
          <table:table-cell office:value-type="string" calcext:value-type="string">
            <text:p>Oh my god!!!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mortar&amp;pestle</text:p>
          </table:table-cell>
          <table:table-cell table:style-name="ce1" office:value-type="string" calcext:value-type="string">
            <text:p>plate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Sorry, I can't tell you more about this experiment </text:p>
          </table:table-cell>
          <table:table-cell table:style-name="ce1" office:value-type="string" calcext:value-type="string">
            <text:p>Thank you! This'll really help me. 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ow... Paris..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You'll be able to meet some of France's most prominent chefs and learn from them. Amazing, right?</text:p>
          </table:table-cell>
          <table:table-cell office:value-type="string" calcext:value-type="string">
            <text:p>AMAZING!</text:p>
          </table:table-cell>
          <table:table-cell/>
          <table:table-cell office:value-type="string" calcext:value-type="string">
            <text:p>:D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Not bad</text:p>
          </table:table-cell>
          <table:table-cell/>
          <table:table-cell office:value-type="string" calcext:value-type="string">
            <text:p>:/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But before you go, could you do your benefactor one last favor? I am doing a little experiment, so I need a pestle and mortar and a plate. </text:p>
          </table:table-cell>
          <table:table-cell office:value-type="string" calcext:value-type="string">
            <text:p>Sure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m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organis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n't let me delay you any longer, it's your time to conquer Paris! </text:p>
          </table:table-cell>
          <table:table-cell office:value-type="string" calcext:value-type="string">
            <text:p>And I will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"Conquer"? I don't think so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Manager-3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llo. So, you're *name*, food blogger, am I correct? It's nice to meet you. My name is Gabriel, I'm the owner of this restaurant.</text:p>
          </table:table-cell>
          <table:table-cell office:value-type="string" calcext:value-type="string">
            <text:p>Nice to meet you too. 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cooking kit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ome administrative duties first</text:p>
          </table:table-cell>
          <table:table-cell table:style-name="ce1" office:value-type="string" calcext:value-type="string">
            <text:p>Great! You passed your first test. 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i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l, I received a word that you're interested in learning from us, especially from Enzo. That's an admirable goal.</text:p>
          </table:table-cell>
          <table:table-cell office:value-type="string" calcext:value-type="string">
            <text:p>Thank you</text:p>
          </table:table-cell>
          <table:table-cell/>
          <table:table-cell office:value-type="string" calcext:value-type="string">
            <text:p>:)</text:p>
          </table:table-cell>
          <table:table-cell table:number-columns-repeated="3"/>
          <table:table-cell table:style-name="ce1" office:value-type="string" calcext:value-type="string">
            <text:p>:)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s it?</text:p>
          </table:table-cell>
          <table:table-cell/>
          <table:table-cell office:value-type="string" calcext:value-type="string">
            <text:p>:/</text:p>
          </table:table-cell>
          <table:table-cell table:number-columns-repeated="3"/>
          <table:table-cell table:style-name="ce1" office:value-type="string" calcext:value-type="string">
            <text:p>: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'll gladly let you intern here for a bit, especially if you advertise us in your blog. But before you get to the kitchen...</text:p>
          </table:table-cell>
          <table:table-cell office:value-type="string" calcext:value-type="string">
            <text:p>Yes?</text:p>
          </table:table-cell>
          <table:table-cell/>
          <table:table-cell office:value-type="string" calcext:value-type="string">
            <text:p>:)</text:p>
          </table:table-cell>
          <table:table-cell table:number-columns-repeated="3"/>
          <table:table-cell table:style-name="ce1" office:value-type="string" calcext:value-type="string">
            <text:p>^^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...</text:p>
          </table:table-cell>
          <table:table-cell/>
          <table:table-cell office:value-type="string" calcext:value-type="string">
            <text:p>:(</text:p>
          </table:table-cell>
          <table:table-cell table:number-columns-repeated="3"/>
          <table:table-cell table:style-name="ce1" office:value-type="string" calcext:value-type="string">
            <text:p>:(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 have a tradition: the new interns work with me for some time before they are allowed in the kitchen. So first get me some pots and pans.</text:p>
          </table:table-cell>
          <table:table-cell office:value-type="string" calcext:value-type="string">
            <text:p>Alright, I will</text:p>
          </table:table-cell>
          <table:table-cell/>
          <table:table-cell office:value-type="string" calcext:value-type="string">
            <text:p>:)</text:p>
          </table:table-cell>
          <table:table-cell table:number-columns-repeated="3"/>
          <table:table-cell table:style-name="ce1" office:value-type="string" calcext:value-type="string">
            <text:p>:/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won't even ask</text:p>
          </table:table-cell>
          <table:table-cell/>
          <table:table-cell office:value-type="string" calcext:value-type="string">
            <text:p>:(</text:p>
          </table:table-cell>
          <table:table-cell table:number-columns-repeated="3"/>
          <table:table-cell table:style-name="ce1" office:value-type="string" calcext:value-type="string">
            <text:p>:'(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Congratulations, you passed your first test! A good intern should carry out tasks without asking questions. </text:p>
          </table:table-cell>
          <table:table-cell office:value-type="string" calcext:value-type="string">
            <text:p>That's right!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That's strange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Manager-3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 -&gt; irritated </text:p>
          </table:table-cell>
          <table:table-cell table:style-name="ce1" office:value-type="string" calcext:value-type="string">
            <text:p>So now that you've shown your determination, let's proceed.. Wait... My mustache is crooked, isn't it?</text:p>
          </table:table-cell>
          <table:table-cell office:value-type="string" calcext:value-type="string">
            <text:p>It looks fine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moustache kit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We have to deal with this mustachtrophe, quickly!</text:p>
          </table:table-cell>
          <table:table-cell table:style-name="ce1" office:value-type="string" calcext:value-type="string">
            <text:p>Oh, thank you, now I can fix it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A bit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 </text:p>
          </table:table-cell>
          <table:table-cell table:style-name="ce1" office:value-type="string" calcext:value-type="string">
            <text:p>Merde! Is that very bad? Do you have a pocket mirror by any chance? I need to see! </text:p>
          </table:table-cell>
          <table:table-cell office:value-type="string" calcext:value-type="string">
            <text:p>Sorry, no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Nothing like tha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I don't have my mustache comb on me. Bring me a mustache care kit, please, I can't stand it when my mustache isn't in perfect order. </text:p>
          </table:table-cell>
          <table:table-cell office:value-type="string" calcext:value-type="string">
            <text:p>Okay, fine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atever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7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Very good, *name*! You passed tests two and three. First, you've shown you're not that easy to take by surprise.</text:p>
          </table:table-cell>
          <table:table-cell office:value-type="string" calcext:value-type="string">
            <text:p>Ha-ha, so that was a test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And second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Secondly, you demonstrated that you're a kind person and you're ready to help even if it is not part of your job. Excellent! </text:p>
          </table:table-cell>
          <table:table-cell office:value-type="string" calcext:value-type="string">
            <text:p>Thank you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Are you sure it was a test?.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6">
          <table:table-cell/>
          <table:table-cell table:style-name="ce1" office:value-type="string" calcext:value-type="string">
            <text:p>Manager-3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Alright, enough with the tests! I just received extremely exciting news! </text:p>
          </table:table-cell>
          <table:table-cell office:value-type="string" calcext:value-type="string">
            <text:p>What is it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flower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This is a great occasion we have to prepare to!</text:p>
          </table:table-cell>
          <table:table-cell table:style-name="ce1" office:value-type="string" calcext:value-type="string">
            <text:p>Very good. Let me and the waiters handle the rest.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ow exciting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An extremely famous American actress chose our restaurant for her dinner today. That shows how great our restaurant is!</text:p>
          </table:table-cell>
          <table:table-cell office:value-type="string" calcext:value-type="string">
            <text:p>Wow, that's huge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 though it'd be the Queen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We need to decorate before she arrives. Get me flowers, lots of flowers! It's extremely important, go go!</text:p>
          </table:table-cell>
          <table:table-cell office:value-type="string" calcext:value-type="string">
            <text:p>Understood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Gone, babe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t's time for you to go to the kitchen! Ask Enzo if he needs anything. He's in charge of the main jewel of our restaurant - the food! </text:p>
          </table:table-cell>
          <table:table-cell office:value-type="string" calcext:value-type="string">
            <text:p>Oh, I'm so honored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hope it's less hard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Chef-3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llo there! Nice to meet you, Gabriel told me a lot of good things about you, young lady. Welcome to my kitchen, the place where magic happens!</text:p>
          </table:table-cell>
          <table:table-cell office:value-type="string" calcext:value-type="string">
            <text:p>Real magic???</text:p>
          </table:table-cell>
          <table:table-cell/>
          <table:table-cell office:value-type="string" calcext:value-type="string">
            <text:p>:D</text:p>
          </table:table-cell>
          <table:table-cell/>
          <table:table-cell table:style-name="ce1" office:value-type="string" calcext:value-type="string">
            <text:p>cutting board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Please, help me do my magic!</text:p>
          </table:table-cell>
          <table:table-cell table:style-name="ce1" office:value-type="string" calcext:value-type="string">
            <text:p>Très bien! Now we can begin to wiz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Magic, huh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Real magic! A boring celery stick changes its texture, its taste, its flavor and becomes something different. Isn't that magic?</text:p>
          </table:table-cell>
          <table:table-cell office:value-type="string" calcext:value-type="string">
            <text:p>Yes, real culinary magic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'd rather you pulled it out of a ha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Unfortunately, we're not free from evil magic either. For example, my favorite cutting board just magically disappeared!</text:p>
          </table:table-cell>
          <table:table-cell office:value-type="string" calcext:value-type="string">
            <text:p>Oh my!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Magically.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really need it to cook the most magnificent dinner for our esteemed guests, so please, bring me a new cutting board, alrighty? </text:p>
          </table:table-cell>
          <table:table-cell office:value-type="string" calcext:value-type="string">
            <text:p>Yes, no problem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Where's my magic wand?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6">
          <table:table-cell/>
          <table:table-cell table:style-name="ce1" office:value-type="string" calcext:value-type="string">
            <text:p>Chef-3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Oh, look at that! I stained my snow-white apron! What's happening to me? I've become sloppy! Am I growing old? </text:p>
          </table:table-cell>
          <table:table-cell office:value-type="string" calcext:value-type="string">
            <text:p>No-no, it can happen to anyone!</text:p>
          </table:table-cell>
          <table:table-cell/>
          <table:table-cell office:value-type="string" calcext:value-type="string">
            <text:p>^^</text:p>
          </table:table-cell>
          <table:table-cell/>
          <table:table-cell table:style-name="ce1" office:value-type="string" calcext:value-type="string">
            <text:p>toque</text:p>
          </table:table-cell>
          <table:table-cell table:style-name="ce1" office:value-type="string" calcext:value-type="string">
            <text:p>apron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I don't want to ruin the magic because of a stain!</text:p>
          </table:table-cell>
          <table:table-cell table:style-name="ce1" office:value-type="string" calcext:value-type="string">
            <text:p>Wonderful, thank you! Now there's no way I spoil anything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at are you, 45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I can't work in a stained apron! I risk spoiling the food by a rogue aroma, or even spreading germs, oh gross!</text:p>
          </table:table-cell>
          <table:table-cell office:value-type="string" calcext:value-type="string">
            <text:p>That'd be bad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Rogue aroma???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lease, get me a new apron, that's very important! And while you're at it, be so kind and get a cap as well. </text:p>
          </table:table-cell>
          <table:table-cell office:value-type="string" calcext:value-type="string">
            <text:p>Okay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ile I'm at it.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Chef-3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*name*, I have an announcement to make: I officially take you as my wizard apprentice! So I'll teach you my secret recipe!</text:p>
          </table:table-cell>
          <table:table-cell office:value-type="string" calcext:value-type="string">
            <text:p>I can't wait!</text:p>
          </table:table-cell>
          <table:table-cell/>
          <table:table-cell office:value-type="string" calcext:value-type="string">
            <text:p>:D</text:p>
          </table:table-cell>
          <table:table-cell/>
          <table:table-cell table:style-name="ce1" office:value-type="string" calcext:value-type="string">
            <text:p>spices</text:p>
          </table:table-cell>
          <table:table-cell table:style-name="ce1" office:value-type="string" calcext:value-type="string">
            <text:p>soup kit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Best Indian spices and the freshest beef bones - that's what I need!</text:p>
          </table:table-cell>
          <table:table-cell table:style-name="ce1" office:value-type="string" calcext:value-type="string">
            <text:p>Magnifique! Here's the recipe I promised you. 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Apprentice? 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But first I need some ingredients of exceptional quality for the masterpiece I'm cooking today! Get me some spices and bones for the broth!</text:p>
          </table:table-cell>
          <table:table-cell office:value-type="string" calcext:value-type="string">
            <text:p>Just a moment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First apprentice, now supplier.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7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My apprentice, I am sorry to say, but we have to part now! Gabriel asked me to lend you to him, he needs some help. </text:p>
          </table:table-cell>
          <table:table-cell office:value-type="string" calcext:value-type="string">
            <text:p>If he needs my help, I'll help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'll be back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7">
          <table:table-cell/>
          <table:table-cell table:style-name="ce1" office:value-type="string" calcext:value-type="string">
            <text:p>Manager-3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So, you met Enzo, right? You seemed somewhat overwhelmed. He's, how to put it, quite effervescent and it can be too much for some.</text:p>
          </table:table-cell>
          <table:table-cell office:value-type="string" calcext:value-type="string">
            <text:p>He's quite nice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broom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I can see dust with my bare eyes!!!</text:p>
          </table:table-cell>
          <table:table-cell table:style-name="ce1" office:value-type="string" calcext:value-type="string">
            <text:p>Great, let's get cleaning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That's a way to put i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am glad you find him pleasant, I've had interns resigning after just a few hours of his magic talk. He's a good man, though.</text:p>
          </table:table-cell>
          <table:table-cell office:value-type="string" calcext:value-type="string">
            <text:p>He's great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They're weak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Enough of that! We have a lot to do. For example, we need to clean up, and we're understaffed for the moment.</text:p>
          </table:table-cell>
          <table:table-cell office:value-type="string" calcext:value-type="string">
            <text:p>Understaffed? Why?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You? Understaffed!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 -&gt; normal</text:p>
          </table:table-cell>
          <table:table-cell table:style-name="ce1" office:value-type="string" calcext:value-type="string">
            <text:p>You know, sick leaves, maternity leaves, all these irritating things. Nonetheless, I need you to get some cleaning utensils, please. </text:p>
          </table:table-cell>
          <table:table-cell office:value-type="string" calcext:value-type="string">
            <text:p>Count on me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Oh, fine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11">
          <table:table-cell/>
          <table:table-cell table:style-name="ce1" office:value-type="string" calcext:value-type="string">
            <text:p>Manager-3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ow that we're done cleaning, it's time to think about our own appearances, don't you think?</text:p>
          </table:table-cell>
          <table:table-cell office:value-type="string" calcext:value-type="string">
            <text:p>I suppose it is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wax and brush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Don't underestimate the power of polished shoes!</text:p>
          </table:table-cell>
          <table:table-cell table:style-name="ce1" office:value-type="string" calcext:value-type="string">
            <text:p>Let it shine!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 look fine, you look fine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All the waiters and kitchen staff should look stunning today, our reputation depends on it! Get me some shoe was and a brush!</text:p>
          </table:table-cell>
          <table:table-cell office:value-type="string" calcext:value-type="string">
            <text:p>Why, if you don't mind me asking?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uh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tatistics show that people pay lots of attention to the others' shoes, so we need to make sure all the shoes here shine! </text:p>
          </table:table-cell>
          <table:table-cell office:value-type="string" calcext:value-type="string">
            <text:p>Got it!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trange statistics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Manager-3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 made the first step and made sure all the shoes are polished, but that's not it!</text:p>
          </table:table-cell>
          <table:table-cell office:value-type="string" calcext:value-type="string">
            <text:p>Of course it's not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apron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One can't be too careful when it comes to whitness!</text:p>
          </table:table-cell>
          <table:table-cell table:style-name="ce1" office:value-type="string" calcext:value-type="string">
            <text:p>Parfait! So white it's almost blinding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t's not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Just in case, I'd like to change all the waiters' aprons to perfectly clean new ones. The normal ones are clean too, but not clean enough!</text:p>
          </table:table-cell>
          <table:table-cell office:value-type="string" calcext:value-type="string">
            <text:p>The cleaner the better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ite is white, no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Please, take care of this. I still have to brief the waiters on how important today is for the future of this temple of food!</text:p>
          </table:table-cell>
          <table:table-cell office:value-type="string" calcext:value-type="string">
            <text:p>Yes, go ahead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is is all I needed you to do for now, but I'm sure Enzo can't wait to see his apprentice again! </text:p>
          </table:table-cell>
          <table:table-cell office:value-type="string" calcext:value-type="string">
            <text:p>I'll go see him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have a bad feeling 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Chef-3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ere comes my beloved apprentice! Did Gabriel make you run around a lot? Poor you!</text:p>
          </table:table-cell>
          <table:table-cell office:value-type="string" calcext:value-type="string">
            <text:p>It's fine, don't worry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hot sauce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Please, get me some hot sauce, I'm starving!</text:p>
          </table:table-cell>
          <table:table-cell table:style-name="ce1" office:value-type="string" calcext:value-type="string">
            <text:p>Oh, this smell, so good and appetizing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ell, yeah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a-ha, I'm afraid I'm no better! It's a busy day today, *name*, so we're all running around. I haven't even had time for my lunch!</text:p>
          </table:table-cell>
          <table:table-cell office:value-type="string" calcext:value-type="string">
            <text:p>You should eat 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Neigher have I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Awful, being around all this food.. But I need hot sauce to eat, please, bring it, I can't leave the kitchen! </text:p>
          </table:table-cell>
          <table:table-cell office:value-type="string" calcext:value-type="string">
            <text:p>I'll be right back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ot sauce?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7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Now I can eat my hot-dogs, finally! Thank you, I'd have had starved to death if not for you!</text:p>
          </table:table-cell>
          <table:table-cell office:value-type="string" calcext:value-type="string">
            <text:p>You eat hot-dogs for lunch?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ot-dogs? You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ll, we all have our little weaknesses, don't we? Besides, these hot-dogs are otherworldly! </text:p>
          </table:table-cell>
          <table:table-cell office:value-type="string" calcext:value-type="string">
            <text:p>You're funny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You're weird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Chef-3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Oh my god, while we were out for lunch someone broke into the restaurant and stole my cooking gear! </text:p>
          </table:table-cell>
          <table:table-cell office:value-type="string" calcext:value-type="string">
            <text:p>What? Who? Why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cooking ki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I knew Martine was evil, but I've never though her capable of something like that</text:p>
          </table:table-cell>
          <table:table-cell table:style-name="ce1" office:value-type="string" calcext:value-type="string">
            <text:p>My pans, my pots! What a relief!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Oh no! How could it happen?</text:p>
          </table:table-cell>
          <table:table-cell/>
          <table:table-cell office:value-type="string" calcext:value-type="string">
            <text:p>:'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That must've been my sworn enemy, Chef Martine from the restaurant nearby, the evil witch! </text:p>
          </table:table-cell>
          <table:table-cell office:value-type="string" calcext:value-type="string">
            <text:p>What should we do?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She seems to hold a grudge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Please, get me some new pots, pans and all that. Be swift, or we risk to be late with the dinner today! That's unacceptable!</text:p>
          </table:table-cell>
          <table:table-cell office:value-type="string" calcext:value-type="string">
            <text:p>Consider me back already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 am not sure I can make it!</text:p>
          </table:table-cell>
          <table:table-cell/>
          <table:table-cell office:value-type="string" calcext:value-type="string">
            <text:p>:'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Chef-3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I can understand why they took my pans, but my scissors? How did they know I use them to peel shrimp and crayfish!? </text:p>
          </table:table-cell>
          <table:table-cell office:value-type="string" calcext:value-type="string">
            <text:p>That's strange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scissors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Were we cursed? It feels like someone suck out all my culinary magic!</text:p>
          </table:table-cell>
          <table:table-cell table:style-name="ce1" office:value-type="string" calcext:value-type="string">
            <text:p>Oh good, now I can deal with that shrimp!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t's common knowledge 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cared</text:p>
          </table:table-cell>
          <table:table-cell table:style-name="ce1" office:value-type="string" calcext:value-type="string">
            <text:p>It's not important who's to blame, though. I need those scissors, so, please, get them for me!!!</text:p>
          </table:table-cell>
          <table:table-cell office:value-type="string" calcext:value-type="string">
            <text:p>Yes, yes, don't panic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There's no need to shou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7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I can't stop thinking it might've been an inside job! Who could've done this, we're all like family here.... </text:p>
          </table:table-cell>
          <table:table-cell office:value-type="string" calcext:value-type="string">
            <text:p>You're overthinking that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The closest ones are the wors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Chef-3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With this robbery and all I'm completely stressed out. Look: my hands are shaking! How am I to cook now?</text:p>
          </table:table-cell>
          <table:table-cell office:value-type="string" calcext:value-type="string">
            <text:p>Take a deep breath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headphones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I can't go to the kitchen and cook in this emotional state!</text:p>
          </table:table-cell>
          <table:table-cell table:style-name="ce1" office:value-type="string" calcext:value-type="string">
            <text:p>Oh, thank you. My music! 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 am shaking all over too!</text:p>
          </table:table-cell>
          <table:table-cell/>
          <table:table-cell office:value-type="string" calcext:value-type="string">
            <text:p>:'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</text:p>
          </table:table-cell>
          <table:table-cell table:style-name="ce1" office:value-type="string" calcext:value-type="string">
            <text:p>I suppose some music could help me relax.. I don't have my headphones on me today, though. Get me headphones, please.</text:p>
          </table:table-cell>
          <table:table-cell office:value-type="string" calcext:value-type="string">
            <text:p>I'll help, don't worry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Me again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calmed down a little bit already, I think now I can get to the kitchen and start preparing the dinner, thank you. </text:p>
          </table:table-cell>
          <table:table-cell office:value-type="string" calcext:value-type="string">
            <text:p>You can do it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Just try not to cut yourself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Manager-3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2"/>
          <table:table-cell table:style-name="ce1" office:value-type="string" calcext:value-type="string">
            <text:p>This robbery is just crazy business. I couldn't even imagine someone will dare do something like that!</text:p>
          </table:table-cell>
          <table:table-cell office:value-type="string" calcext:value-type="string">
            <text:p>That's so strange!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box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Why rob someone at all if you just leave the mess?.</text:p>
          </table:table-cell>
          <table:table-cell table:style-name="ce1" office:value-type="string" calcext:value-type="string">
            <text:p>Oh great, now we can clean the mess up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Competition seems hursh 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2"/>
          <table:table-cell table:style-name="ce1" office:value-type="string" calcext:value-type="string">
            <text:p>Fortunately nothing else is missing! The robbers made quite a mess, though. What were they looking for, I wonder.</text:p>
          </table:table-cell>
          <table:table-cell office:value-type="string" calcext:value-type="string">
            <text:p>I don't know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Call the authorities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2"/>
          <table:table-cell table:style-name="ce1" office:value-type="string" calcext:value-type="string">
            <text:p>We can't call the police, what a pity! They'd make us close up for today, and that's not an option. </text:p>
          </table:table-cell>
          <table:table-cell office:value-type="string" calcext:value-type="string">
            <text:p>You're right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trange logic.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2"/>
          <table:table-cell table:style-name="ce1" office:value-type="string" calcext:value-type="string">
            <text:p>That's the drawback of our business. Enough about that. Could you bring me a box to clean up the mess? </text:p>
          </table:table-cell>
          <table:table-cell office:value-type="string" calcext:value-type="string">
            <text:p>If you need it, of course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 still think we need the police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Manager-308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What the...! My phone broke down! Can you imagine?</text:p>
          </table:table-cell>
          <table:table-cell office:value-type="string" calcext:value-type="string">
            <text:p>Well, that happens a lot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new phon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Making this call is my first priority!</text:p>
          </table:table-cell>
          <table:table-cell table:style-name="ce1" office:value-type="string" calcext:value-type="string">
            <text:p>Thank you, you saved us again.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Everything lets us down!</text:p>
          </table:table-cell>
          <table:table-cell/>
          <table:table-cell office:value-type="string" calcext:value-type="string">
            <text:p>:'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angry</text:p>
          </table:table-cell>
          <table:table-cell table:style-name="ce1" office:value-type="string" calcext:value-type="string">
            <text:p>That's just unacceptable, these modern electronics always let you down in the most crucial moment! </text:p>
          </table:table-cell>
          <table:table-cell office:value-type="string" calcext:value-type="string">
            <text:p>I'm sure we can fix it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t's Murphy's law 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irritated</text:p>
          </table:table-cell>
          <table:table-cell table:style-name="ce1" office:value-type="string" calcext:value-type="string">
            <text:p>There's no time to fix it even! Could you get me a new phone? I have to make an extremely important call! </text:p>
          </table:table-cell>
          <table:table-cell office:value-type="string" calcext:value-type="string">
            <text:p>Yes, sure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A phone.. tricky!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7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ow I'll be calling the mayor's office. We need the Tower to be all shiny and pretty earlier today for your guests!</text:p>
          </table:table-cell>
          <table:table-cell office:value-type="string" calcext:value-type="string">
            <text:p>You mean Eiffel Tower?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What Tower are we talking about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angry -&gt; normal</text:p>
          </table:table-cell>
          <table:table-cell table:style-name="ce1" office:value-type="string" calcext:value-type="string">
            <text:p>I mean the Eiffel Tower, of course! Oh, sorry, I'm a bit on edge with everything going on. Now let me make the call, please. </text:p>
          </table:table-cell>
          <table:table-cell office:value-type="string" calcext:value-type="string">
            <text:p>That's fine, don't worry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Please, compose yourself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Manager-309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orry</text:p>
          </table:table-cell>
          <table:table-cell table:style-name="ce1" office:value-type="string" calcext:value-type="string">
            <text:p>I am sorry I snapped at you before, all this is quite unnerving. I know that as a manager I should be able to control myself better...</text:p>
          </table:table-cell>
          <table:table-cell office:value-type="string" calcext:value-type="string">
            <text:p>Don't worry about that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tailcoat</text:p>
          </table:table-cell>
          <table:table-cell table:style-name="ce1" office:value-type="string" calcext:value-type="string">
            <text:p>bowtie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With all this fuss around I completely forgot about my suit!</text:p>
          </table:table-cell>
          <table:table-cell table:style-name="ce1" office:value-type="string" calcext:value-type="string">
            <text:p>Now I am ready, excellent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Just forget about tha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'm afraid I have to ask you to run a couple more errands for the restaurant. Is that alright?</text:p>
          </table:table-cell>
          <table:table-cell office:value-type="string" calcext:value-type="string">
            <text:p>Yes, I want to help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ell, I guess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completely forgot to take my tuxedo from the cleaners, and they're closed now. Could you find me a tuxedo? Don't forget a bow-tie too. </text:p>
          </table:table-cell>
          <table:table-cell office:value-type="string" calcext:value-type="string">
            <text:p>A tuxedo? Not a problem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A tuxedo? That's problematic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6">
          <table:table-cell/>
          <table:table-cell table:style-name="ce1" office:value-type="string" calcext:value-type="string">
            <text:p>Manager-310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Now, there's one last thing, and we're all ready. Will you take care of name cards to place on the tables? Make them luxurious, please. </text:p>
          </table:table-cell>
          <table:table-cell office:value-type="string" calcext:value-type="string">
            <text:p>Alright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guest card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his cards will be right in front of the guests' eyes, so they must be extremely gorgeous</text:p>
          </table:table-cell>
          <table:table-cell table:style-name="ce1" office:value-type="string" calcext:value-type="string">
            <text:p>That's it, merci beaucoup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Cards... cards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cared</text:p>
          </table:table-cell>
          <table:table-cell table:style-name="ce1" office:value-type="string" calcext:value-type="string">
            <text:p>That's a disaster! A recipe of the unique desert we were planing to cook today have disappeared! That must've been the thief! We're ruined!</text:p>
          </table:table-cell>
          <table:table-cell office:value-type="string" calcext:value-type="string">
            <text:p>How could it happen?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That's terrible news!</text:p>
          </table:table-cell>
          <table:table-cell/>
          <table:table-cell office:value-type="string" calcext:value-type="string">
            <text:p>:'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Excuse me, I have the recipe right here. I saw someone break into this restaurant, so I chased them and got this recipe back.</text:p>
          </table:table-cell>
          <table:table-cell office:value-type="string" calcext:value-type="string">
            <text:p>Wow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mm.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That's amazing! You saved us, good sir, thank you so much! We're in your debt, how can we repay it?</text:p>
          </table:table-cell>
          <table:table-cell office:value-type="string" calcext:value-type="string">
            <text:p>...</text:p>
          </table:table-cell>
          <table:table-cell/>
          <table:table-cell table:style-name="ce2"/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Actually.. I am opening my own little cafe nearby. I winder if you could help, you have so much experience after all! </text:p>
          </table:table-cell>
          <table:table-cell office:value-type="string" calcext:value-type="string">
            <text:p>I'll help! 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suppose that's on me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Souschef-30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I am so happy you agreed to help me and even tasked one of your interns to assist me. I really don't deserve such kindness</text:p>
          </table:table-cell>
          <table:table-cell office:value-type="string" calcext:value-type="string">
            <text:p>...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cooking kit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irst to stock up the kitchen, right?</text:p>
          </table:table-cell>
          <table:table-cell table:style-name="ce1" office:value-type="string" calcext:value-type="string">
            <text:p>Are you reading my mind? That's exactly what I thought of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No-no, don't say that. You saved us, literally, and we, as gentlemen, have to repay you. Besides, *name* volunteered herself. </text:p>
          </table:table-cell>
          <table:table-cell office:value-type="string" calcext:value-type="string">
            <text:p>I did indeed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ell, kind of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ank you, *name*. I haven't introduced myself properly, I'm Jules Beaufort, an aspiring restaurateur. Nice to meet you.</text:p>
          </table:table-cell>
          <table:table-cell office:value-type="string" calcext:value-type="string">
            <text:p>Nice to meet you too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Jules? I'll try to remember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prmal</text:p>
          </table:table-cell>
          <table:table-cell table:style-name="ce1" office:value-type="string" calcext:value-type="string">
            <text:p>Shall we begin then? Could you first get me some pots, pans and all this? We need to stock up the kitchen! </text:p>
          </table:table-cell>
          <table:table-cell office:value-type="string" calcext:value-type="string">
            <text:p>No problem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You sound unsure.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Souschef-302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2"/>
          <table:table-cell table:style-name="ce1" office:value-type="string" calcext:value-type="string">
            <text:p>So, now that the kitchen is stocked, we need to take care of the pastry stands. It's gonna be just a small cafe, after all. </text:p>
          </table:table-cell>
          <table:table-cell office:value-type="string" calcext:value-type="string">
            <text:p>Small, but great!</text:p>
          </table:table-cell>
          <table:table-cell/>
          <table:table-cell office:value-type="string" calcext:value-type="string">
            <text:p>:D</text:p>
          </table:table-cell>
          <table:table-cell/>
          <table:table-cell table:style-name="ce1" office:value-type="string" calcext:value-type="string">
            <text:p>pastry stand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Showcasing the deserts is very important for small cafes, right?</text:p>
          </table:table-cell>
          <table:table-cell table:style-name="ce1" office:value-type="string" calcext:value-type="string">
            <text:p>Tres bien! These are very pretty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tarting small, huh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2"/>
          <table:table-cell table:style-name="ce1" office:value-type="string" calcext:value-type="string">
            <text:p>Nothing fancy yet. I am just starting, after all. One day I'll own the best restaurant in France, but not just yet. </text:p>
          </table:table-cell>
          <table:table-cell office:value-type="string" calcext:value-type="string">
            <text:p>You're ambitious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Good luck with tha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Souschef-303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ll, even if we're gonna be small, we still have to have recognizable style. That's what they taught me in the business school</text:p>
          </table:table-cell>
          <table:table-cell office:value-type="string" calcext:value-type="string">
            <text:p>You went to a business school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fancy napkin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We need to think of this cafe as of a brand from the very beginning </text:p>
          </table:table-cell>
          <table:table-cell table:style-name="ce1" office:value-type="string" calcext:value-type="string">
            <text:p>This is a very creative logo, thank you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Don't tell me you hold an MBA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at's right. I used to work in consulting, I am not even sure what I was doing there. One day I just snapped, bought this place and voila!</text:p>
          </table:table-cell>
          <table:table-cell office:value-type="string" calcext:value-type="string">
            <text:p>That's an inspiring story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hit happens.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at doesn't matter anymore, though! I'm a restaurateur now. As I said, we need a style. Let's start by getting some napkins with our logo. </text:p>
          </table:table-cell>
          <table:table-cell office:value-type="string" calcext:value-type="string">
            <text:p>Great idea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Napkins? Logo? Complicated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Souschef-304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lmost forgot about one other thing. We need spices, that what the baker I hired told me. Apparently, they're used in baking</text:p>
          </table:table-cell>
          <table:table-cell office:value-type="string" calcext:value-type="string">
            <text:p>Didn't you know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spices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I am not sure why exactly we need spices, but since we do, please get some</text:p>
          </table:table-cell>
          <table:table-cell table:style-name="ce1" office:value-type="string" calcext:value-type="string">
            <text:p>These actually have a very pleasant aroma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And you want to open a cafe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Don't judge me, please. I might've always loved food, but I'm new to the culinary world. That's why I count on you. </text:p>
          </table:table-cell>
          <table:table-cell office:value-type="string" calcext:value-type="string">
            <text:p>Right, sorry, I'll be right back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am still in doub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hank you a lot. This is all for now. Besides, Mr. Enzo called and asked, I quote, his favorite apprentice to pay a visit to him. </text:p>
          </table:table-cell>
          <table:table-cell office:value-type="string" calcext:value-type="string">
            <text:p>Ha-ha! I'll go then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Oh, not again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Chef-308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Congratulations, *name*! The dinner we all worked so hard to prepare was a complete success! </text:p>
          </table:table-cell>
          <table:table-cell office:value-type="string" calcext:value-type="string">
            <text:p>Congratulations!</text:p>
          </table:table-cell>
          <table:table-cell/>
          <table:table-cell office:value-type="string" calcext:value-type="string">
            <text:p>:D</text:p>
          </table:table-cell>
          <table:table-cell/>
          <table:table-cell table:style-name="ce1" office:value-type="string" calcext:value-type="string">
            <text:p>champagne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White magic won! Let's celebrate!</text:p>
          </table:table-cell>
          <table:table-cell table:style-name="ce1" office:value-type="string" calcext:value-type="string">
            <text:p>Oh wonderful! Cheers!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Not that I've been present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ad -&gt; smiling</text:p>
          </table:table-cell>
          <table:table-cell table:style-name="ce1" office:value-type="string" calcext:value-type="string">
            <text:p>Oh, right, you didn't get to see the actress! I am so sorry, I bet you wanted to. Don't worry, you'll meet here, you're so gifted!</text:p>
          </table:table-cell>
          <table:table-cell office:value-type="string" calcext:value-type="string">
            <text:p>That's alright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am not that optimistic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We're celebrating here, so I wanted to ask something of you. Could you go get champagne? </text:p>
          </table:table-cell>
          <table:table-cell office:value-type="string" calcext:value-type="string">
            <text:p>Cool, champagne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I'm turning into an errand girl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Chef-309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Ho-ho-ho, I am so happy, so uplifted! This was a great accomplishment for this restaurant!</text:p>
          </table:table-cell>
          <table:table-cell office:value-type="string" calcext:value-type="string">
            <text:p>Are you alright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pastry stand</text:p>
          </table:table-cell>
          <table:table-cell table:style-name="ce1" office:value-type="string" calcext:value-type="string">
            <text:p>french bread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I love croissants!</text:p>
          </table:table-cell>
          <table:table-cell table:style-name="ce1" office:value-type="string" calcext:value-type="string">
            <text:p>Let's eat now!!! And here's a recipe for your great work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You're drunk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ou're right, I might've head too much champagne on empty stomach. Could you bring me some croissants? </text:p>
          </table:table-cell>
          <table:table-cell office:value-type="string" calcext:value-type="string">
            <text:p>Yes, no problem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Oh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Oh, wait a moment! Bring a pastry stand as well, I can't eat myself and not share with my work family! </text:p>
          </table:table-cell>
          <table:table-cell office:value-type="string" calcext:value-type="string">
            <text:p>That's right.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Maaan.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Chef-310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Oh, that was a great celebration! Don't you think?</text:p>
          </table:table-cell>
          <table:table-cell office:value-type="string" calcext:value-type="string">
            <text:p>Yes it is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napkin</text:p>
          </table:table-cell>
          <table:table-cell table:style-name="ce1" office:value-type="string" calcext:value-type="string">
            <text:p>broom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We need to clean up before Gabriel scolds us all to death.</text:p>
          </table:table-cell>
          <table:table-cell table:style-name="ce1" office:value-type="string" calcext:value-type="string">
            <text:p>Great timing, now we'll get cleaning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haven't seen much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We definitely need to repeat it some day. But this place is a mess. That's a good thing Gabriel left earlier, he'd have been furious... </text:p>
          </table:table-cell>
          <table:table-cell office:value-type="string" calcext:value-type="string">
            <text:p>Mess is easy to clean up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And he'd have been righ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 really need to clean up. It's a pity my wizardry doesn't work the way they write in books... So we need napkins and a broom. Please?</text:p>
          </table:table-cell>
          <table:table-cell office:value-type="string" calcext:value-type="string">
            <text:p>Fine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My life is pain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6">
          <table:table-cell/>
          <table:table-cell table:style-name="ce1" office:value-type="string" calcext:value-type="string">
            <text:p>Chef-311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*name*, come here for a second, I need to ask for your help again, but this time it's a secret.</text:p>
          </table:table-cell>
          <table:table-cell office:value-type="string" calcext:value-type="string">
            <text:p>Yes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first aid kit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I can't watch my subjects suffer</text:p>
          </table:table-cell>
          <table:table-cell table:style-name="ce1" office:value-type="string" calcext:value-type="string">
            <text:p>First aid kit is here? Great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What now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ll, some of my dear apprentices seem to have had a bit too much and they're not feeling very well. The young, always so enthusiastic!</text:p>
          </table:table-cell>
          <table:table-cell office:value-type="string" calcext:value-type="string">
            <text:p>I understand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Enthusiastic... 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want to get them something from the, well, symptoms, but I don't want to put them in an uncomfortable position. </text:p>
          </table:table-cell>
          <table:table-cell office:value-type="string" calcext:value-type="string">
            <text:p>You're so kind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They brough it on themselves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o please, get me a first aid kit, just do it as discretely as possible. And don't tell Gabriel under any circumstances!</text:p>
          </table:table-cell>
          <table:table-cell office:value-type="string" calcext:value-type="string">
            <text:p>I won't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...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You're a real treasure, *name*! Do you know that? I hope you succeed in your blogging, even though I'm not quite sure what it is. </text:p>
          </table:table-cell>
          <table:table-cell office:value-type="string" calcext:value-type="string">
            <text:p>Thank you so much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wish it was that easy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6">
          <table:table-cell/>
          <table:table-cell table:style-name="ce1" office:value-type="string" calcext:value-type="string">
            <text:p>Souschef-305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Oh, I am so glad I returned! I am running off my feet here! I beg you to lend me a hand! We're almost ready for the opening after all.</text:p>
          </table:table-cell>
          <table:table-cell office:value-type="string" calcext:value-type="string">
            <text:p>Why so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toque</text:p>
          </table:table-cell>
          <table:table-cell table:style-name="ce1" office:value-type="string" calcext:value-type="string">
            <text:p>apron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lease, help me, I'll teach you a recipe, I promise. Any apron will do!</text:p>
          </table:table-cell>
          <table:table-cell table:style-name="ce1" office:value-type="string" calcext:value-type="string">
            <text:p>Oh, thank goodness! And thank you of course!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Really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My patissiere says he can't work without apron and toque. I believe him, but I don't have any, and I don't have time.</text:p>
          </table:table-cell>
          <table:table-cell office:value-type="string" calcext:value-type="string">
            <text:p>I am busy too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Not my problem, sorry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m a businessman, so I know how it works. If you help me, I'll teach you a recipe I learned from my father. It's French classics!</text:p>
          </table:table-cell>
          <table:table-cell office:value-type="string" calcext:value-type="string">
            <text:p>That's a deal!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Fine, you get my help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8">
          <table:table-cell/>
          <table:table-cell table:style-name="ce1" office:value-type="string" calcext:value-type="string">
            <text:p>Souschef-306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Man, there's so much to do in order to open up a cafe! I was less busy working in consulting, and that was hell, believe me.</text:p>
          </table:table-cell>
          <table:table-cell office:value-type="string" calcext:value-type="string">
            <text:p>Must be tough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eiffel tower</text:p>
          </table:table-cell>
          <table:table-cell table:style-name="ce1" office:value-type="string" calcext:value-type="string">
            <text:p>french flag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Eiffel tower and flags aren't too much? No, I think not..</text:p>
          </table:table-cell>
          <table:table-cell table:style-name="ce1" office:value-type="string" calcext:value-type="string">
            <text:p>I really appriciate this</text:p>
          </table:table-cell>
          <table:table-cell table:number-columns-repeated="12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What were you expecting?..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am so grateful to you. Even if you only do this to learn that recipe, you're really saving me right here.</text:p>
          </table:table-cell>
          <table:table-cell office:value-type="string" calcext:value-type="string">
            <text:p>I am actually glad to help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Yes-yes, I get i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decided I need to decorate my cafe for the tourists. I calculate them to make up the majority of my future clientel.</text:p>
          </table:table-cell>
          <table:table-cell office:value-type="string" calcext:value-type="string">
            <text:p>That's a touristic place...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o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need an Eiffel tower figurine and a few French flags. Could you handle this, please? </text:p>
          </table:table-cell>
          <table:table-cell office:value-type="string" calcext:value-type="string">
            <text:p>Yes, I can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As long as I am rewarded, sure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10">
          <table:table-cell/>
          <table:table-cell table:style-name="ce1" office:value-type="string" calcext:value-type="string">
            <text:p>Souschef-307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Oh well, everything is ready for the opening night! This is gonna be something..</text:p>
          </table:table-cell>
          <table:table-cell office:value-type="string" calcext:value-type="string">
            <text:p>Why?</text:p>
          </table:table-cell>
          <table:table-cell/>
          <table:table-cell office:value-type="string" calcext:value-type="string">
            <text:p>:)</text:p>
          </table:table-cell>
          <table:table-cell/>
          <table:table-cell table:style-name="ce1" office:value-type="string" calcext:value-type="string">
            <text:p>champagne kit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hampagne is classy, so we need champagne</text:p>
          </table:table-cell>
          <table:table-cell table:style-name="ce1" office:value-type="string" calcext:value-type="string">
            <text:p>Splendid! You have great taste in wine, *name*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s it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I used my connections from the old job to invite some influential people in town, writers, critics, you know</text:p>
          </table:table-cell>
          <table:table-cell office:value-type="string" calcext:value-type="string">
            <text:p>Wow, cool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2" table:number-columns-repeated="3"/>
          <table:table-cell office:value-type="string" calcext:value-type="string">
            <text:p>Connections are everything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I hope they give us good reviews. But I need to organize a proper reception. Could you help?</text:p>
          </table:table-cell>
          <table:table-cell office:value-type="string" calcext:value-type="string">
            <text:p>Sure, what do you need?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Help how?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7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concerned</text:p>
          </table:table-cell>
          <table:table-cell table:style-name="ce1" office:value-type="string" calcext:value-type="string">
            <text:p>Great! Then first, please, get some champagne and ice buckets to serve it. This all should be as classy as possible. </text:p>
          </table:table-cell>
          <table:table-cell office:value-type="string" calcext:value-type="string">
            <text:p>I'll look for something great</text:p>
          </table:table-cell>
          <table:table-cell/>
          <table:table-cell office:value-type="string" calcext:value-type="string">
            <text:p>^^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Classy, you say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9">
          <table:table-cell/>
          <table:table-cell table:style-name="ce1" office:value-type="string" calcext:value-type="string">
            <text:p>Souschef-308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happy</text:p>
          </table:table-cell>
          <table:table-cell table:style-name="ce1" office:value-type="string" calcext:value-type="string">
            <text:p>Congratulations, *name*, you and me did a great job! Basically, everything is ready to open. </text:p>
          </table:table-cell>
          <table:table-cell office:value-type="string" calcext:value-type="string">
            <text:p>That's wonderful!</text:p>
          </table:table-cell>
          <table:table-cell/>
          <table:table-cell office:value-type="string" calcext:value-type="string">
            <text:p>:D</text:p>
          </table:table-cell>
          <table:table-cell/>
          <table:table-cell table:style-name="ce1" office:value-type="string" calcext:value-type="string">
            <text:p>tailcoat</text:p>
          </table:table-cell>
          <table:table-cell table:style-name="ce1" office:value-type="string" calcext:value-type="string">
            <text:p>bowtie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I just need to dress up and we get rolling!</text:p>
          </table:table-cell>
          <table:table-cell table:style-name="ce1" office:value-type="string" calcext:value-type="string">
            <text:p>This color matches my eyes, I suppose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Basically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One last thing: I really need to dress up for tonight, don't you think? I like my casual style, but this is a classy event.</text:p>
          </table:table-cell>
          <table:table-cell office:value-type="string" calcext:value-type="string">
            <text:p>You're right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Obviously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Please, get me some fancy suit. I think a tuxedo will do best. </text:p>
          </table:table-cell>
          <table:table-cell office:value-type="string" calcext:value-type="string">
            <text:p>Well, alright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You owe me already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Thank you a lot. I know I said that before, but I really don't know how I'd have managed without you. </text:p>
          </table:table-cell>
          <table:table-cell office:value-type="string" calcext:value-type="string">
            <text:p>No-no, it's nothing</text:p>
          </table:table-cell>
          <table:table-cell/>
          <table:table-cell office:value-type="string" calcext:value-type="string">
            <text:p>:)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I deserved that</text:p>
          </table:table-cell>
          <table:table-cell/>
          <table:table-cell office:value-type="string" calcext:value-type="string">
            <text:p>:(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I want to invite you to this opening night too. Dress up nicely and come join me.We're a friends, after all. </text:p>
          </table:table-cell>
          <table:table-cell office:value-type="string" calcext:value-type="string">
            <text:p>Sure we are!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Are we?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1" office:value-type="string" calcext:value-type="string">
            <text:p>souschef</text:p>
          </table:table-cell>
          <table:table-cell table:style-name="ce1" office:value-type="string" calcext:value-type="string">
            <text:p>smiling</text:p>
          </table:table-cell>
          <table:table-cell table:style-name="ce1" office:value-type="string" calcext:value-type="string">
            <text:p>However, I must say, if you mention my humble establishment in your blog, I'll really appreciate it. </text:p>
          </table:table-cell>
          <table:table-cell office:value-type="string" calcext:value-type="string">
            <text:p>Anything for a friend</text:p>
          </table:table-cell>
          <table:table-cell/>
          <table:table-cell office:value-type="string" calcext:value-type="string">
            <text:p>:D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3"/>
          <table:table-cell office:value-type="string" calcext:value-type="string">
            <text:p>So that's what it's about</text:p>
          </table:table-cell>
          <table:table-cell/>
          <table:table-cell office:value-type="string" calcext:value-type="string">
            <text:p>:/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3" table:number-rows-repeated="9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4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.00.0000</text:date>, <text:time style:data-style-name="N2" text:time-value="12:06:20.93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2:08:55.372000000</dc:date>
    <meta:editing-duration>PT43M21S</meta:editing-duration>
    <meta:editing-cycles>8</meta:editing-cycles>
    <meta:generator>LibreOffice/5.3.3.2$Windows_x86 LibreOffice_project/3d9a8b4b4e538a85e0782bd6c2d430bafe583448</meta:generator>
    <meta:document-statistic meta:table-count="1" meta:cell-count="2840" meta:object-count="0"/>
  </office:meta>
</office:document-meta>
</file>